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4d4" officeooo:paragraph-rsid="001104d4"/>
    </style:style>
    <style:style style:name="P2" style:family="paragraph" style:parent-style-name="Standard">
      <style:text-properties officeooo:rsid="001104d4" officeooo:paragraph-rsid="002fe2da"/>
    </style:style>
    <style:style style:name="P3" style:family="paragraph" style:parent-style-name="Standard">
      <style:text-properties officeooo:rsid="001104d4" officeooo:paragraph-rsid="0030d21f"/>
    </style:style>
    <style:style style:name="P4" style:family="paragraph" style:parent-style-name="Standard">
      <style:text-properties officeooo:rsid="001104d4" officeooo:paragraph-rsid="0033ec7d"/>
    </style:style>
    <style:style style:name="P5" style:family="paragraph" style:parent-style-name="Standard">
      <style:text-properties officeooo:rsid="001104d4" officeooo:paragraph-rsid="003d3836"/>
    </style:style>
    <style:style style:name="P6" style:family="paragraph" style:parent-style-name="Standard">
      <style:text-properties officeooo:rsid="001104d4" officeooo:paragraph-rsid="00482d43"/>
    </style:style>
    <style:style style:name="P7" style:family="paragraph" style:parent-style-name="Standard">
      <style:text-properties fo:font-weight="bold" officeooo:rsid="001104d4" officeooo:paragraph-rsid="001104d4" style:font-weight-asian="bold" style:font-weight-complex="bold"/>
    </style:style>
    <style:style style:name="P8" style:family="paragraph" style:parent-style-name="Standard">
      <style:text-properties fo:font-weight="bold" officeooo:rsid="001104d4" officeooo:paragraph-rsid="002fe2da" style:font-weight-asian="bold" style:font-weight-complex="bold"/>
    </style:style>
    <style:style style:name="P9" style:family="paragraph" style:parent-style-name="Standard">
      <style:text-properties fo:font-weight="bold" officeooo:rsid="0016c699" officeooo:paragraph-rsid="002444a8" style:font-weight-asian="bold" style:font-weight-complex="bold"/>
    </style:style>
    <style:style style:name="P10" style:family="paragraph" style:parent-style-name="Standard">
      <style:text-properties fo:font-weight="bold" officeooo:rsid="002444a8" officeooo:paragraph-rsid="002444a8" style:font-weight-asian="bold" style:font-weight-complex="bold"/>
    </style:style>
    <style:style style:name="P11" style:family="paragraph" style:parent-style-name="Standard">
      <style:text-properties fo:font-weight="bold" officeooo:rsid="001cdfef" officeooo:paragraph-rsid="0025d811" style:font-weight-asian="bold" style:font-weight-complex="bold"/>
    </style:style>
    <style:style style:name="P12" style:family="paragraph" style:parent-style-name="Standard">
      <style:text-properties fo:font-weight="bold" officeooo:rsid="00208f94" officeooo:paragraph-rsid="0025d811" style:font-weight-asian="bold" style:font-weight-complex="bold"/>
    </style:style>
    <style:style style:name="P13" style:family="paragraph" style:parent-style-name="Standard">
      <style:text-properties fo:font-weight="normal" officeooo:rsid="00144b70" officeooo:paragraph-rsid="00144b70" style:font-weight-asian="normal" style:font-weight-complex="normal"/>
    </style:style>
    <style:style style:name="P14" style:family="paragraph" style:parent-style-name="Standard">
      <style:text-properties fo:font-weight="normal" officeooo:rsid="0016c699" officeooo:paragraph-rsid="0016c699" style:font-weight-asian="normal" style:font-weight-complex="normal"/>
    </style:style>
    <style:style style:name="P15" style:family="paragraph" style:parent-style-name="Standard">
      <style:text-properties fo:font-weight="normal" officeooo:rsid="0016c699" officeooo:paragraph-rsid="002444a8" style:font-weight-asian="normal" style:font-weight-complex="normal"/>
    </style:style>
    <style:style style:name="P16" style:family="paragraph" style:parent-style-name="Standard">
      <style:text-properties fo:font-weight="normal" officeooo:rsid="001a6ef7" officeooo:paragraph-rsid="001a6ef7" style:font-weight-asian="normal" style:font-weight-complex="normal"/>
    </style:style>
    <style:style style:name="P17" style:family="paragraph" style:parent-style-name="Standard">
      <style:text-properties fo:font-weight="normal" officeooo:rsid="001cdfef" officeooo:paragraph-rsid="001a6ef7" style:font-weight-asian="normal" style:font-weight-complex="normal"/>
    </style:style>
    <style:style style:name="P18" style:family="paragraph" style:parent-style-name="Standard">
      <style:text-properties fo:font-weight="normal" officeooo:rsid="001cdfef" officeooo:paragraph-rsid="001cdfef" style:font-weight-asian="normal" style:font-weight-complex="normal"/>
    </style:style>
    <style:style style:name="P19" style:family="paragraph" style:parent-style-name="Standard">
      <style:text-properties fo:font-weight="normal" officeooo:rsid="001cdfef" officeooo:paragraph-rsid="001dec9f" style:font-weight-asian="normal" style:font-weight-complex="normal"/>
    </style:style>
    <style:style style:name="P20" style:family="paragraph" style:parent-style-name="Standard">
      <style:text-properties fo:font-weight="normal" officeooo:rsid="001cdfef" officeooo:paragraph-rsid="001f53ce" style:font-weight-asian="normal" style:font-weight-complex="normal"/>
    </style:style>
    <style:style style:name="P21" style:family="paragraph" style:parent-style-name="Standard">
      <style:text-properties fo:font-weight="normal" officeooo:rsid="001cdfef" officeooo:paragraph-rsid="00289a33" style:font-weight-asian="normal" style:font-weight-complex="normal"/>
    </style:style>
    <style:style style:name="P22" style:family="paragraph" style:parent-style-name="Standard">
      <style:text-properties fo:font-weight="normal" officeooo:rsid="00208f94" officeooo:paragraph-rsid="00208f94" style:font-weight-asian="normal" style:font-weight-complex="normal"/>
    </style:style>
    <style:style style:name="P23" style:family="paragraph" style:parent-style-name="Standard">
      <style:text-properties fo:font-weight="normal" officeooo:rsid="00208f94" officeooo:paragraph-rsid="00228159" style:font-weight-asian="normal" style:font-weight-complex="normal"/>
    </style:style>
    <style:style style:name="P24" style:family="paragraph" style:parent-style-name="Standard">
      <style:text-properties fo:font-weight="normal" officeooo:rsid="003758b8" officeooo:paragraph-rsid="003758b8" style:font-weight-asian="normal" style:font-weight-complex="normal"/>
    </style:style>
    <style:style style:name="P25" style:family="paragraph" style:parent-style-name="Standard">
      <style:text-properties fo:font-weight="normal" officeooo:rsid="003758b8" officeooo:paragraph-rsid="0038e6b8" style:font-weight-asian="normal" style:font-weight-complex="normal"/>
    </style:style>
    <style:style style:name="P26" style:family="paragraph" style:parent-style-name="Standard">
      <style:text-properties fo:color="#ff3333" fo:font-weight="bold" officeooo:rsid="0016c699" officeooo:paragraph-rsid="00506fde" style:font-weight-asian="bold" style:font-weight-complex="bold"/>
    </style:style>
    <style:style style:name="P27" style:family="paragraph" style:parent-style-name="Standard">
      <style:text-properties style:text-underline-style="none" fo:font-weight="normal" officeooo:rsid="0025d811" officeooo:paragraph-rsid="0025d81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5d811" officeooo:paragraph-rsid="002a58a1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5d811" officeooo:paragraph-rsid="002a77e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5d811" officeooo:paragraph-rsid="002de138" style:font-weight-asian="normal" style:font-weight-complex="normal"/>
    </style:style>
    <style:style style:name="P31" style:family="paragraph" style:parent-style-name="Standard">
      <style:text-properties officeooo:rsid="002fe2da" officeooo:paragraph-rsid="002fe2da"/>
    </style:style>
    <style:style style:name="P32" style:family="paragraph" style:parent-style-name="Standard">
      <style:text-properties officeooo:rsid="0030d21f" officeooo:paragraph-rsid="0030d21f"/>
    </style:style>
    <style:style style:name="P33" style:family="paragraph" style:parent-style-name="Standard">
      <style:text-properties officeooo:rsid="0033ec7d" officeooo:paragraph-rsid="0033ec7d"/>
    </style:style>
    <style:style style:name="P34" style:family="paragraph" style:parent-style-name="Standard">
      <style:text-properties officeooo:rsid="0033ec7d" officeooo:paragraph-rsid="0035066f"/>
    </style:style>
    <style:style style:name="P35" style:family="paragraph" style:parent-style-name="Standard">
      <style:text-properties officeooo:rsid="003b3ed8" officeooo:paragraph-rsid="003b3ed8"/>
    </style:style>
    <style:style style:name="P36" style:family="paragraph" style:parent-style-name="Standard">
      <style:text-properties officeooo:rsid="00437d43" officeooo:paragraph-rsid="00437d43"/>
    </style:style>
    <style:style style:name="P37" style:family="paragraph" style:parent-style-name="Text_20_body">
      <style:text-properties officeooo:rsid="005332c9" officeooo:paragraph-rsid="005332c9"/>
    </style:style>
    <style:style style:name="P38" style:family="paragraph" style:parent-style-name="Subtitle">
      <style:text-properties officeooo:rsid="002eae0c" officeooo:paragraph-rsid="002eae0c"/>
    </style:style>
    <style:style style:name="P39" style:family="paragraph" style:parent-style-name="List_20_Contents" style:list-style-name="L1">
      <style:text-properties style:text-underline-style="none" fo:font-weight="normal" style:font-weight-asian="normal" style:font-weight-complex="normal"/>
    </style:style>
    <style:style style:name="P40" style:family="paragraph" style:parent-style-name="List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6ef7" style:font-weight-asian="bold" style:font-weight-complex="bold"/>
    </style:style>
    <style:style style:name="T3" style:family="text">
      <style:text-properties fo:font-weight="bold" officeooo:rsid="0046f07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d383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6eb2" style:font-style-asian="normal" style:font-style-complex="normal"/>
    </style:style>
    <style:style style:name="T8" style:family="text">
      <style:text-properties fo:font-style="normal" officeooo:rsid="001862af" style:font-style-asian="normal" style:font-style-complex="normal"/>
    </style:style>
    <style:style style:name="T9" style:family="text">
      <style:text-properties fo:font-style="normal" officeooo:rsid="001a1395" style:font-style-asian="normal" style:font-style-complex="normal"/>
    </style:style>
    <style:style style:name="T10" style:family="text">
      <style:text-properties fo:font-style="normal" officeooo:rsid="001a6ef7" style:font-style-asian="normal" style:font-style-complex="normal"/>
    </style:style>
    <style:style style:name="T11" style:family="text">
      <style:text-properties fo:font-style="normal" officeooo:rsid="001bf759" style:font-style-asian="normal" style:font-style-complex="normal"/>
    </style:style>
    <style:style style:name="T12" style:family="text">
      <style:text-properties fo:font-style="normal" officeooo:rsid="001dec9f" style:font-style-asian="normal" style:font-style-complex="normal"/>
    </style:style>
    <style:style style:name="T13" style:family="text">
      <style:text-properties fo:font-style="normal" officeooo:rsid="001e1009" style:font-style-asian="normal" style:font-style-complex="normal"/>
    </style:style>
    <style:style style:name="T14" style:family="text">
      <style:text-properties fo:font-style="normal" officeooo:rsid="001f53ce" style:font-style-asian="normal" style:font-style-complex="normal"/>
    </style:style>
    <style:style style:name="T15" style:family="text">
      <style:text-properties fo:font-style="normal" officeooo:rsid="002444a8" style:font-style-asian="normal" style:font-style-complex="normal"/>
    </style:style>
    <style:style style:name="T16" style:family="text">
      <style:text-properties fo:font-style="normal" officeooo:rsid="0025d811" style:font-style-asian="normal" style:font-style-complex="normal"/>
    </style:style>
    <style:style style:name="T17" style:family="text">
      <style:text-properties fo:font-style="normal" officeooo:rsid="002747bc" style:font-style-asian="normal" style:font-style-complex="normal"/>
    </style:style>
    <style:style style:name="T18" style:family="text">
      <style:text-properties fo:font-style="normal" officeooo:rsid="00289a33" style:font-style-asian="normal" style:font-style-complex="normal"/>
    </style:style>
    <style:style style:name="T19" style:family="text">
      <style:text-properties fo:font-style="normal" officeooo:rsid="003d3836" style:font-style-asian="normal" style:font-style-complex="normal"/>
    </style:style>
    <style:style style:name="T20" style:family="text">
      <style:text-properties fo:font-style="normal" officeooo:rsid="003dd60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56eb2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a1395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e1009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1cdfef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6f072" style:font-weight-asian="normal" style:font-weight-complex="normal"/>
    </style:style>
    <style:style style:name="T28" style:family="text">
      <style:text-properties officeooo:rsid="001a6ef7"/>
    </style:style>
    <style:style style:name="T29" style:family="text">
      <style:text-properties officeooo:rsid="00208f94"/>
    </style:style>
    <style:style style:name="T30" style:family="text">
      <style:text-properties officeooo:rsid="00228159"/>
    </style:style>
    <style:style style:name="T31" style:family="text">
      <style:text-properties officeooo:rsid="0025d811"/>
    </style:style>
    <style:style style:name="T32" style:family="text">
      <style:text-properties officeooo:rsid="002a58a1"/>
    </style:style>
    <style:style style:name="T33" style:family="text">
      <style:text-properties officeooo:rsid="002bec51"/>
    </style:style>
    <style:style style:name="T34" style:family="text">
      <style:text-properties style:text-underline-style="none" fo:font-weight="normal" officeooo:rsid="001a6ef7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bold" officeooo:rsid="001a6ef7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5d811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1a6ef7"/>
    </style:style>
    <style:style style:name="T38" style:family="text">
      <style:text-properties style:text-underline-style="solid" style:text-underline-width="auto" style:text-underline-color="font-color" officeooo:rsid="0025d811"/>
    </style:style>
    <style:style style:name="T39" style:family="text">
      <style:text-properties officeooo:rsid="002fe2da"/>
    </style:style>
    <style:style style:name="T40" style:family="text">
      <style:text-properties officeooo:rsid="0030d21f"/>
    </style:style>
    <style:style style:name="T41" style:family="text">
      <style:text-properties officeooo:rsid="0035066f"/>
    </style:style>
    <style:style style:name="T42" style:family="text">
      <style:text-properties officeooo:rsid="00353ab3"/>
    </style:style>
    <style:style style:name="T43" style:family="text">
      <style:text-properties officeooo:rsid="0038e6b8"/>
    </style:style>
    <style:style style:name="T44" style:family="text">
      <style:text-properties officeooo:rsid="003b3ed8"/>
    </style:style>
    <style:style style:name="T45" style:family="text">
      <style:text-properties officeooo:rsid="003d3836"/>
    </style:style>
    <style:style style:name="T46" style:family="text">
      <style:text-properties style:text-position="super 58%" fo:font-style="normal" officeooo:rsid="003dd60e" style:font-style-asian="normal" style:font-style-complex="normal"/>
    </style:style>
    <style:style style:name="T47" style:family="text">
      <style:text-properties style:text-position="0% 100%" fo:font-style="normal" officeooo:rsid="003dd60e" style:font-style-asian="normal" style:font-style-complex="normal"/>
    </style:style>
    <style:style style:name="T48" style:family="text">
      <style:text-properties style:text-position="0% 100%" officeooo:rsid="0043eb8c"/>
    </style:style>
    <style:style style:name="T49" style:family="text">
      <style:text-properties officeooo:rsid="003fc159"/>
    </style:style>
    <style:style style:name="T50" style:family="text">
      <style:text-properties officeooo:rsid="00437d43"/>
    </style:style>
    <style:style style:name="T51" style:family="text">
      <style:text-properties officeooo:rsid="0043eb8c"/>
    </style:style>
    <style:style style:name="T52" style:family="text">
      <style:text-properties style:text-position="sub 58%" officeooo:rsid="0043eb8c"/>
    </style:style>
    <style:style style:name="T53" style:family="text">
      <style:text-properties officeooo:rsid="00457cdf"/>
    </style:style>
    <style:style style:name="T54" style:family="text">
      <style:text-properties officeooo:rsid="0046f072"/>
    </style:style>
    <style:style style:name="T55" style:family="text">
      <style:text-properties officeooo:rsid="0048700a"/>
    </style:style>
    <style:style style:name="T56" style:family="text">
      <style:text-properties officeooo:rsid="004a8628"/>
    </style:style>
    <style:style style:name="T57" style:family="text">
      <style:text-properties officeooo:rsid="0055ee1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lfvén Stats 5—<text:span text:style-name="T57">Thresholds and Screenings</text:span></text:p>
      <text:p text:style-name="P37">CONTENTS</text:p>
      <text:list xml:id="list2640684016531761613" text:style-name="L1">
        <text:list-item>
          <text:p text:style-name="P39">Thresholds in Alfvén_Stats_5</text:p>
        </text:list-item>
        <text:list-item>
          <text:p text:style-name="P39">Where thresholds are applied</text:p>
        </text:list-item>
        <text:list-item>
          <text:p text:style-name="P39">How mapping to ionosphere takes place</text:p>
        </text:list-item>
        <text:list-item>
          <text:p text:style-name="P39">Which quantit<text:span text:style-name="T28">i</text:span>es get mapped</text:p>
          <text:list>
            <text:list-item>
              <text:p text:style-name="P39"><text:span text:style-name="T28">Quantities integrated over entire interval that get mapped</text:span></text:p>
            </text:list-item>
          </text:list>
        </text:list-item>
        <text:list-item>
          <text:p text:style-name="P40"><text:span text:style-name="T34">How quantities attributable to AWs are distinguished from others</text:span></text:p>
        </text:list-item>
      </text:list>
      <text:h text:style-name="Heading_20_3" text:outline-level="3">Thresholds in Alfvén_Stats_5</text:h>
      <text:p text:style-name="P1"><text:span text:style-name="T1">current_threshold=1.0</text:span> <text:s text:c="3"/>;microA/m^2</text:p>
      <text:p text:style-name="P1"><text:span text:style-name="T1">delta_b_threshold=5.0</text:span> <text:s text:c="3"/>; nT</text:p>
      <text:p text:style-name="P1"><text:span text:style-name="T1">delta_E_threshold=10.0</text:span> <text:s text:c="2"/>; mV/m</text:p>
      <text:p text:style-name="P7">esa_j_delta_bj_ratio_threshold=0.02</text:p>
      <text:p text:style-name="P1"><text:span text:style-name="T1">electron_eflux_ionos_threshold=0.05</text:span> ;ergs/cm^2/s</text:p>
      <text:p text:style-name="P1"><text:span text:style-name="T1">eb_to_alfven_speed=10.0</text:span></text:p>
      <text:p text:style-name="P1"><text:span text:style-name="T1"><text:tab/>→</text:span>factor by which the event can differ from model Alf speed and still be called an Alfven wave </text:p>
      <text:p text:style-name="P1"><text:tab/>→(applies only to the lower limit for e over b the upper limit is taken care of by the requirement that delta_b exceed 5 nT)</text:p>
      <text:p text:style-name="P1"><text:span text:style-name="T1">energy_electrons=[0.,30000.]</text:span> ;use 0.0 for lower bound since the sc_pot is used to set this</text:p>
      <text:p text:style-name="P1"><text:span text:style-name="T1">energy_ions=[0.,500.] </text:span><text:s text:c="12"/>;use 0.0 for lower bound since the sc_pot is used to set this</text:p>
      <text:h text:style-name="Heading_20_3" text:outline-level="3">Where thresholds are applied</text:h>
      <text:p text:style-name="P2"><text:span text:style-name="T1">current_threshold=1.0</text:span> <text:s text:c="3"/>;microA/m^2</text:p>
      <text:p text:style-name="P2"><text:tab/>→<text:span text:style-name="T39">Applied L797</text:span></text:p>
      <text:p text:style-name="P3"><text:tab/>→<text:span text:style-name="T39">Note, jtemp is unsigned: </text:span></text:p>
      <text:p text:style-name="P3"><text:span text:style-name="T39"><text:tab/><text:tab/><text:tab/>deltaBX=deriv(position,magz.y)</text:span></text:p>
      <text:p text:style-name="P3"><text:span text:style-name="T39"><text:tab/><text:tab/><text:tab/>jtemp=abs(1.0e-3*(deltaBx)/1.26e-6) ;(L677)</text:span></text:p>
      <text:p text:style-name="P2"><text:tab/>→<text:span text:style-name="T39">Code:</text:span></text:p>
      <text:p text:style-name="P31"><text:s text:c="11"/>jmax=max(jtemp(intervalfields),indjmax)</text:p>
      <text:p text:style-name="P31"><text:s text:c="11"/>current_intervals(j,4)=jmax*sign_jtemp(start_points(j))</text:p>
      <text:p text:style-name="P31"><text:s text:c="11"/>if jmax LE current_threshold then begin</text:p>
      <text:p text:style-name="P31"><text:s text:c="14"/>current_intervals(j,3)=0.0</text:p>
      <text:p text:style-name="P31"><text:s text:c="11"/>endif</text:p>
      <text:p text:style-name="P31"/>
      <text:p text:style-name="P2"><text:span text:style-name="T1">delta_b_threshold=5.0</text:span> <text:s text:c="3"/>; nT</text:p>
      <text:p text:style-name="P3"><text:tab/>→<text:span text:style-name="T39">Applied L956</text:span></text:p>
      <text:p text:style-name="P3"><text:tab/>→<text:span text:style-name="T40"> Calculation of db (L952):</text:span></text:p>
      <text:p text:style-name="P3"><text:span text:style-name="T40"><text:tab/><text:tab/>db=max(magz.y(intervalfields))-min(magz.y(intervalfields))</text:span></text:p>
      <text:p text:style-name="P32"><text:s text:c="10"/><text:tab/><text:tab/>median_db=median(magz.y(intervalfields))</text:p>
      <text:p text:style-name="P3"><text:tab/>→<text:span text:style-name="T39">Code:</text:span></text:p>
      <text:p text:style-name="P32"><text:tab/>if db LT delta_b_threshold then current_intervals(j,3)=0.0</text:p>
      <text:p text:style-name="P32"/>
      <text:p text:style-name="P2"><text:span text:style-name="T1">delta_E_threshold=10.0</text:span> <text:s text:c="2"/>; mV/m</text:p>
      <text:p text:style-name="P4"><text:tab/>→<text:span text:style-name="T39">Applied L967</text:span></text:p>
      <text:p text:style-name="P4"><text:tab/>→<text:span text:style-name="T40"> Calculation of de (L963):</text:span></text:p>
      <text:p text:style-name="P33"><text:s text:c="11"/>de=max(efield_smooth)-min(efield_smooth)</text:p>
      <text:p text:style-name="P33"><text:soft-page-break/><text:s text:c="11"/>median_de=median(fields.comp2(intervalfields))</text:p>
      <text:p text:style-name="P33"><text:tab/>→<text:span text:style-name="T42">Note, efield_smooth is elec field amplitude smoothed to below proton gyro freq.</text:span></text:p>
      <text:p text:style-name="P34"><text:tab/>→<text:span text:style-name="T41">Code:</text:span> </text:p>
      <text:p text:style-name="P34"><text:s text:c="10"/>current_intervals(j,18)=de</text:p>
      <text:p text:style-name="P33"><text:s text:c="11"/>current_intervals(j,25)=median_de</text:p>
      <text:p text:style-name="P33"><text:s text:c="11"/>if de LT delta_E_threshold then current_intervals(j,3)=0.0</text:p>
      <text:p text:style-name="P8"/>
      <text:p text:style-name="P8">esa_j_delta_bj_ratio_threshold=0.02</text:p>
      <text:p text:style-name="P25"><text:tab/>→<text:span text:style-name="T43">Applied L810</text:span><text:tab/></text:p>
      <text:p text:style-name="P25"><text:tab/>→Code (L805-12)</text:p>
      <text:p text:style-name="P24"><text:s text:c="11"/>;;get the electron current and determine if to keep this event</text:p>
      <text:p text:style-name="P24"><text:s text:c="11"/>sign=-1.*je_tmp_data(intervalparts_electrons)/abs(je_tmp_data(intervalparts_electrons))</text:p>
      <text:p text:style-name="P24"><text:s text:c="11"/>maxJe=max(abs(je_tmp_data(intervalparts_electrons)),ind)</text:p>
      <text:p text:style-name="P24"><text:s text:c="11"/>maxJe=maxJe*sign(ind)*1.6e-9 ;;in microA/m2</text:p>
      <text:p text:style-name="P24"><text:s text:c="11"/>current_intervals(j,5)=maxJe</text:p>
      <text:p text:style-name="P24"><text:s text:c="11"/>if abs(maxJe)/abs(jmax) LE esa_j_delta_bj_ratio_threshold then begin</text:p>
      <text:p text:style-name="P24"><text:s text:c="14"/>current_intervals(j,3)=0.0</text:p>
      <text:p text:style-name="P24"><text:s text:c="11"/>endif</text:p>
      <text:p text:style-name="P24"/>
      <text:p text:style-name="P2"><text:span text:style-name="T1">electron_eflux_ionos_threshold=0.05</text:span> ;ergs/cm^2/s</text:p>
      <text:p text:style-name="P5"><text:tab/>→<text:span text:style-name="T45">Note that this considers flux integrated over </text:span><text:span text:style-name="T5">all</text:span><text:span text:style-name="T19"> angles, not just downgoing electrons</text:span></text:p>
      <text:p text:style-name="P5"><text:span text:style-name="T45"><text:tab/>→Note that the screening is that </text:span><text:span text:style-name="T5">both</text:span><text:span text:style-name="T19"> maxJEe_ionos </text:span><text:span text:style-name="T20">be</text:span><text:span text:style-name="T19"> less than e_eflux_ionos_threshold AND that </text:span><text:span text:style-name="T20">[max(e</text:span><text:span text:style-name="T46">-</text:span><text:span text:style-name="T47"> flux integrated over all angles) – max(down e</text:span><text:span text:style-name="T46">-</text:span><text:span text:style-name="T47"> flux)] be less than e_eflux_ionos_threshold</text:span></text:p>
      <text:p text:style-name="P2"><text:tab/>→<text:span text:style-name="T44">Applied L833</text:span></text:p>
      <text:p text:style-name="P2"><text:tab/>→<text:span text:style-name="T44"> See calculation of jee_ionos under 'Which quantities get mapped'</text:span></text:p>
      <text:p text:style-name="P2"><text:tab/>→<text:span text:style-name="T44">Code (L831-5)</text:span></text:p>
      <text:p text:style-name="P35"><text:s text:c="11"/>current_intervals(j,6)=maxJEe_ionos</text:p>
      <text:p text:style-name="P35"><text:s text:c="11"/>current_intervals(j,40)=maxJEe_tot_ionos</text:p>
      <text:p text:style-name="P35"><text:s text:c="11"/>if abs(maxJEe_ionos) LE electron_eflux_ionos_threshold and abs(maxJEe_tot_ionos-maxJEe_ionos) LE electron_eflux_ionos_threshold then begin</text:p>
      <text:p text:style-name="P35"><text:s text:c="14"/>current_intervals(j,3)=0.0<text:tab/><text:tab/><text:tab/><text:tab/> <text:s text:c="5"/></text:p>
      <text:p text:style-name="P35"><text:s text:c="11"/>endif</text:p>
      <text:p text:style-name="P35"/>
      <text:p text:style-name="P2"><text:span text:style-name="T1">eb_to_alfven_speed=10.0</text:span></text:p>
      <text:p text:style-name="P2"><text:span text:style-name="T1"><text:tab/>→ </text:span><text:span text:style-name="T26">“</text:span>factor by which … <text:s/>can differ from model Alf<text:span text:style-name="T49">ven</text:span> speed and still be called an Alfven wave”</text:p>
      <text:p text:style-name="P2"><text:tab/>→<text:span text:style-name="T53">NOTE </text:span>“(applies only to the lower limit for e over b the upper limit is taken care of by the requirement that delta_b exceed 5 nT)”</text:p>
      <text:p text:style-name="P2"><text:tab/>→<text:span text:style-name="T51">Note that V</text:span><text:span text:style-name="T52">A</text:span><text:span text:style-name="T48"> is calculated by feeding alfven_speed_mlt altitude [21] and MLT [22]</text:span></text:p>
      <text:p text:style-name="P2"><text:tab/>→<text:span text:style-name="T50">Applied L1008</text:span></text:p>
      <text:p text:style-name="P2"><text:tab/>→<text:span text:style-name="T50">Code (L1005-8)</text:span></text:p>
      <text:p text:style-name="P36"><text:s text:c="11"/>;;e over b test</text:p>
      <text:p text:style-name="P36"><text:s text:c="11"/>va=1000.0*alfven_speed_mlt(current_intervals(j,21),current_intervals(j,22))</text:p>
      <text:p text:style-name="P36"><text:s text:c="11"/>e_over_b=(1.0e-3*current_intervals(j,18))/(current_intervals(j,17)*1.0e-9)</text:p>
      <text:p text:style-name="P36"><text:s text:c="11"/>if e_over_b/va LT 1.0/eb_to_alfven_speed then current_intervals(j,3)=0.0</text:p>
      <text:p text:style-name="P36"/>
      <text:p text:style-name="P2"><text:span text:style-name="T1">energy_electrons=[0.,30000.]</text:span> ;use 0.0 for lower bound since the sc_pot is used to set this</text:p>
      <text:p text:style-name="P2"><text:tab/>→<text:span text:style-name="T54"> Allowed energy range for moment calculations</text:span></text:p>
      <text:p text:style-name="P2"><text:tab/>→<text:span text:style-name="T54"> Affects calculations L416-22:</text:span></text:p>
      <text:p text:style-name="P6"><text:tab/><text:tab/><text:span text:style-name="T54">JEe_Tot, JEe</text:span><text:span text:style-name="T3">, </text:span><text:span text:style-name="T27">Je, Je_lc</text:span></text:p>
      <text:p text:style-name="P6"><text:soft-page-break/><text:span text:style-name="T1"><text:line-break/>energy_ions=[0.,500.] </text:span><text:s text:c="12"/>;use 0.0 for lower bound since the sc_pot is used to set this</text:p>
      <text:p text:style-name="P1"><text:tab/>→<text:span text:style-name="T55">Allowed energy range for moment calculations</text:span></text:p>
      <text:p text:style-name="P1"><text:tab/>→<text:span text:style-name="T55"> Affects calculations of both ies and TEAMS data! (L425-48):</text:span></text:p>
      <text:p text:style-name="P1"><text:tab/><text:span text:style-name="T56">JEi, Ji, JEi_up, Ji_up, JEp_up, JEo_up, JEh_up, Jp_up, Jo_up, Jh_up</text:span></text:p>
      <text:h text:style-name="Heading_20_3" text:outline-level="3">How mapping to ionosphere takes place</text:h>
      <text:p text:style-name="P13">;;Scale electron energy flux to 100km, pos flux earthward</text:p>
      <text:p text:style-name="P13">get_data,'ILAT',data=tmp</text:p>
      <text:p text:style-name="P13">sgn_flx = tmp.y/abs(tmp.y)</text:p>
      <text:p text:style-name="P13">get_data,'B_model',data=tmp1</text:p>
      <text:p text:style-name="P13">get_data,'BFOOT',data=tmp2</text:p>
      <text:p text:style-name="P13">mag1 = (tmp1.y(*,0)*tmp1.y(*,0)+tmp1.y(*,1)*tmp1.y(*,1)+tmp1.y(*,2)*tmp1.y(*,2))^0.5</text:p>
      <text:p text:style-name="P13">mag2 = (tmp2.y(*,0)*tmp2.y(*,0)+tmp2.y(*,1)*tmp2.y(*,1)+tmp2.y(*,2)*tmp2.y(*,2))^0.5</text:p>
      <text:p text:style-name="P13">ratio = (mag2/mag1)</text:p>
      <text:h text:style-name="Heading_20_3" text:outline-level="3">Which quantit<text:span text:style-name="T28">i</text:span>es get mapped</text:h>
      <text:p text:style-name="P13"><text:span text:style-name="T1">jee_ionos_tmp_data</text:span> = sgn_flx*jee_tmp_data*ratio (L618—integration over loss cone)</text:p>
      <text:p text:style-name="P13"><text:span text:style-name="T1">jee_tot_ionos_tmp_data</text:span>=sgn_flx*jee_tot_tmp_data*ratio (L621—integration over all angles)</text:p>
      <text:p text:style-name="P13">→*<text:span text:style-name="T1">A subtlety</text:span>: Electron <text:span text:style-name="T4">energy</text:span><text:span text:style-name="T6"> flux in the loss cone is simply called Jee, while electron </text:span><text:span text:style-name="T4">number</text:span><text:span text:style-name="T6"> flux in the loss cone is called Je_lc </text:span><text:span text:style-name="T7">(L416-22)</text:span></text:p>
      <text:h text:style-name="Heading_20_4" text:outline-level="4">Quantities integrated over entire interval that get mapped</text:h>
      <text:p text:style-name="P26"><text:span text:style-name="T8"><text:tab/>→Sup with the square root? </text:span><text:span text:style-name="T25">;;“map result to ionosphere (sqrt of B since have integrated in x)”</text:span></text:p>
      <text:p text:style-name="P9"><text:span text:style-name="T8">Total ion flow over entire interval </text:span><text:span text:style-name="T10">(L</text:span><text:span text:style-name="T11">657)</text:span></text:p>
      <text:p text:style-name="P14"><text:span text:style-name="T22">ji_tot(jjj)</text:span><text:span text:style-name="T7">=int_tabulated(position_ji,ji_tmp_data*sqrt(ratio)) </text:span></text:p>
      <text:p text:style-name="P26"><text:span text:style-name="T25"/></text:p>
      <text:p text:style-name="P15"><text:span text:style-name="T21">Total upflow over entire interval ('jjj' denotes top-level interval—usually one or two per orbit)</text:span><text:span text:style-name="T22"><text:line-break/>ji_up_tot(jjj)</text:span><text:span text:style-name="T7">=int_tabulated(position_ji,ji_up_tmp_data*sqrt(ratio)) ;mapped to ionosphere sqrt due to integration in x </text:span><text:span text:style-name="T11">(L658)</text:span></text:p>
      <text:p text:style-name="P14"><text:span text:style-name="T6">→</text:span><text:span text:style-name="T9">*</text:span><text:span text:style-name="T23">A subtlety</text:span><text:span text:style-name="T9">: Chris only integrates over HALF the angular range to exclude ram ions, and he then multiplies the calculated flux by 2.0 to account for his halving the angular range</text:span></text:p>
      <text:p text:style-name="P10"/>
      <text:p text:style-name="P10">"total electron dflux at ionosphere from single integ."</text:p>
      <text:p text:style-name="P16"><text:span text:style-name="T23">jee_tot(jjj)</text:span><text:span text:style-name="T9">=int_tabulated(position_je,jee_tmp_data*sqrt(ratio)) ;mapped to ionosphere sqrt due to integration in x </text:span><text:span text:style-name="T6">(L673,</text:span><text:span text:style-name="T15">1318</text:span><text:span text:style-name="T6">)</text:span></text:p>
      <text:p text:style-name="P17"/>
      <text:p text:style-name="P11"><text:span text:style-name="T16">I</text:span><text:span text:style-name="T12">ntegrated downgoing electron flux over that interval at ionosphere</text:span></text:p>
      <text:p text:style-name="P20"><text:span text:style-name="T21">current_intervals(j,7)</text:span><text:span text:style-name="T6">=current_intervals(j,7)*sqrt(ratio(intervalparts_electrons(0)));</text:span><text:span text:style-name="T12"> </text:span><text:span text:style-name="T14">(L881)</text:span></text:p>
      <text:p text:style-name="P19"><text:span text:style-name="T12"><text:tab/>→</text:span><text:span text:style-name="T24">CALCULATION: </text:span><text:span text:style-name="T13">This </text:span><text:span text:style-name="T17">and the three </text:span><text:span text:style-name="T13">following (j,</text:span><text:span text:style-name="T17">[</text:span><text:span text:style-name="T13">41,</text:span><text:span text:style-name="T17">12,13]</text:span><text:span text:style-name="T13">) are calculated by interpolating the particle data to the same resolution as the fields data, and then integrating by multiplying interpolated particle data by “speed_mag_point” and using the int_tabulated function</text:span></text:p>
      <text:p text:style-name="P19"><text:span text:style-name="T13"/></text:p>
      <text:p text:style-name="P11"><text:span text:style-name="T16">I</text:span><text:span text:style-name="T6">ntegrated downgoing electron flux from total distribution over that interval at ionosphere</text:span></text:p>
      <text:p text:style-name="P18"><text:span text:style-name="T21">current_intervals(j,41)</text:span><text:span text:style-name="T6">=current_intervals(j,41)*sqrt(ratio(intervalparts_electrons(0))) ; </text:span><text:span text:style-name="T14">(L882)</text:span></text:p>
      <text:p text:style-name="P18"><text:span text:style-name="T14"><text:tab/>→</text:span><text:span text:style-name="T18">Calculation performed as described under 'CALCULATION'</text:span></text:p>
      <text:p text:style-name="P22"/>
      <text:p text:style-name="P22"/>
      <text:p text:style-name="P12"><text:soft-page-break/><text:span text:style-name="T31">I</text:span>ntegrated upgoing ion flux over the interval at the ionosphere</text:p>
      <text:p text:style-name="P22"><text:span text:style-name="T1">current_intervals(j,12)</text:span>=current_intervals(j,12)*sqrt(ratio(intervalparts_ions(0))); <text:span text:style-name="T30">(L917)</text:span></text:p>
      <text:p text:style-name="P21"><text:span text:style-name="T14"><text:tab/>→</text:span><text:span text:style-name="T18">Calculation performed as described under 'CALCULATION'</text:span></text:p>
      <text:p text:style-name="P23"/>
      <text:p text:style-name="P12"><text:span text:style-name="T31">I</text:span>ntegrated upgoing only ion flux over the interval at the ionosphere</text:p>
      <text:p text:style-name="P23"><text:span text:style-name="T1">current_intervals(j,13)</text:span>=current_intervals(j,13)*sqrt(ratio(intervalparts_ions(0))); <text:span text:style-name="T30">(L918)</text:span></text:p>
      <text:p text:style-name="P21"><text:span text:style-name="T14"><text:tab/>→</text:span><text:span text:style-name="T18">Calculation performed as described under 'CALCULATION'</text:span></text:p>
      <text:h text:style-name="Heading_20_3" text:outline-level="3">How quantities attributable to <text:span text:style-name="T31">AWs</text:span> are distinguished from <text:span text:style-name="T31">others</text:span></text:h>
      <text:p text:style-name="P27">"total electron dflux at ionosphere from single integ.",Jee_tot(jjj)</text:p>
      <text:p text:style-name="P27">"total electron dflux at ionosphere from total of intervals",total(current_intervals(*,7))</text:p>
      <text:p text:style-name="P27">"total Alfven electron dflux at ionosphere",total(current_intervals(keep,7))</text:p>
      <text:p text:style-name="P27">"total ion outflow at ionosphere from single interval",Ji_tot(jjj)</text:p>
      <text:p text:style-name="P27">"total ion outflow at ionosphere from total of intervals",total(current_intervals(*,12))</text:p>
      <text:p text:style-name="P27">"total Alfven ion outflow at ionosphere",total(current_intervals(keep,12))</text:p>
      <text:p text:style-name="P27">"total upward only ion outflow at ionosphere from single integ.",Ji_up_tot(jjj)</text:p>
      <text:p text:style-name="P27">"total upward only ion outflow at ionosphere from total of intervals",total(current_intervals(*,13))</text:p>
      <text:p text:style-name="P27">"total Alfven upward only ion outflow at ionosphere",total(current_intervals(keep,13))</text:p>
      <text:p text:style-name="P27"/>
      <text:p text:style-name="P27">→<text:span text:style-name="T33">'keep' is simply an array of indices for events that are Alfvénic</text:span></text:p>
      <text:p text:style-name="P27">→<text:span text:style-name="T32">Note: the quantities current_intervals([],[7,12,13]), are as follows:</text:span></text:p>
      <text:p text:style-name="P29"><text:span text:style-name="T29"><text:tab/>7-</text:span><text:span text:style-name="T6">I</text:span><text:span text:style-name="T12">ntegrated downgoing electron flux over that interval at ionosphere</text:span></text:p>
      <text:p text:style-name="P28"><text:tab/><text:span text:style-name="T32">12-</text:span>I<text:span text:style-name="T29">ntegrated upgoing ion flux over the interval at the ionosphere</text:span></text:p>
      <text:p text:style-name="P28"><text:span text:style-name="T29"><text:tab/>13-</text:span>I<text:span text:style-name="T29">ntegrated upgoing only ion flux over the interval at the ionosphere</text:span></text:p>
      <text:p text:style-name="P30">→<text:span text:style-name="T32">Note: The other quantities are shown in “Quantities integrated over entire interval that get mapped”, and</text:span><text:span text:style-name="T2"> </text:span><text:span text:style-name="T32">are as follows:</text:span></text:p>
      <text:p text:style-name="P30"><text:tab/>Jee_tot(jjj)</text:p>
      <text:p text:style-name="P30"><text:tab/>Ji_tot(jjj)</text:p>
      <text:p text:style-name="P30"><text:span text:style-name="T12"><text:tab/></text:span><text:span text:style-name="T6">Ji_up_tot(jjj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Hatch</meta:initial-creator>
    <meta:creation-date>2015-03-31T07:45:01.629596331</meta:creation-date>
    <dc:date>2015-03-31T09:39:28.921847023</dc:date>
    <dc:creator>Spencer Hatch</dc:creator>
    <meta:editing-duration>PT1H51M45S</meta:editing-duration>
    <meta:editing-cycles>65</meta:editing-cycles>
    <meta:generator>LibreOffice/4.2.7.2$Linux_X86_64 LibreOffice_project/420m0$Build-2</meta:generator>
    <meta:document-statistic meta:table-count="0" meta:image-count="0" meta:object-count="0" meta:page-count="4" meta:paragraph-count="140" meta:word-count="897" meta:character-count="8361" meta:non-whitespace-character-count="7188"/>
  </office:meta>
</office:document-meta>
</file>